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8329d" officeooo:paragraph-rsid="0018329d"/>
    </style:style>
    <style:style style:name="P2" style:family="paragraph" style:parent-style-name="Standard" style:list-style-name="L3">
      <style:text-properties officeooo:rsid="001aab00" officeooo:paragraph-rsid="001aab00"/>
    </style:style>
    <style:style style:name="P3" style:family="paragraph" style:parent-style-name="Standard" style:list-style-name="L4">
      <style:text-properties officeooo:rsid="001aab00" officeooo:paragraph-rsid="001aab00"/>
    </style:style>
    <style:style style:name="P4" style:family="paragraph" style:parent-style-name="Standard" style:list-style-name="L5">
      <style:text-properties officeooo:rsid="001aab00" officeooo:paragraph-rsid="001aab00"/>
    </style:style>
    <style:style style:name="P5" style:family="paragraph" style:parent-style-name="Standard" style:list-style-name="L6">
      <style:text-properties officeooo:rsid="001c73e8" officeooo:paragraph-rsid="001c73e8"/>
    </style:style>
    <style:style style:name="P6" style:family="paragraph" style:parent-style-name="Standard" style:list-style-name="L7">
      <style:text-properties officeooo:rsid="001d8a40" officeooo:paragraph-rsid="001d8a40"/>
    </style:style>
    <style:style style:name="P7" style:family="paragraph" style:parent-style-name="Standard" style:list-style-name="L8">
      <style:text-properties officeooo:rsid="001f04bd" officeooo:paragraph-rsid="001f04bd"/>
    </style:style>
    <style:style style:name="P8" style:family="paragraph" style:parent-style-name="Standard" style:list-style-name="L9">
      <style:text-properties officeooo:rsid="001f04bd" officeooo:paragraph-rsid="001f04bd"/>
    </style:style>
    <style:style style:name="P9" style:family="paragraph" style:parent-style-name="Standard" style:list-style-name="L2">
      <style:text-properties officeooo:paragraph-rsid="0018329d"/>
    </style:style>
    <style:style style:name="P10" style:family="paragraph" style:parent-style-name="Standard">
      <style:text-properties fo:font-weight="bold" officeooo:paragraph-rsid="0017369c" style:font-weight-asian="bold" style:font-weight-complex="bold"/>
    </style:style>
    <style:style style:name="P11" style:family="paragraph" style:parent-style-name="Standard">
      <style:text-properties fo:font-weight="bold" officeooo:paragraph-rsid="001aab00" style:font-weight-asian="bold" style:font-weight-complex="bold"/>
    </style:style>
    <style:style style:name="P12" style:family="paragraph" style:parent-style-name="Standard">
      <style:text-properties fo:font-weight="bold" officeooo:rsid="001faf27" officeooo:paragraph-rsid="001faf27" style:font-weight-asian="bold" style:font-weight-complex="bold"/>
    </style:style>
    <style:style style:name="P13" style:family="paragraph" style:parent-style-name="Standard">
      <style:text-properties fo:font-weight="bold" officeooo:rsid="0017369c" officeooo:paragraph-rsid="0017369c" style:font-weight-asian="bold" style:font-weight-complex="bold"/>
    </style:style>
    <style:style style:name="P14" style:family="paragraph" style:parent-style-name="Standard">
      <style:text-properties fo:font-weight="bold" officeooo:rsid="001aab00" officeooo:paragraph-rsid="001aab00" style:font-weight-asian="bold" style:font-weight-complex="bold"/>
    </style:style>
    <style:style style:name="P15" style:family="paragraph" style:parent-style-name="Standard">
      <style:text-properties fo:font-weight="bold" officeooo:rsid="001d8a40" officeooo:paragraph-rsid="001d8a40" style:font-weight-asian="bold" style:font-weight-complex="bold"/>
    </style:style>
    <style:style style:name="P16" style:family="paragraph" style:parent-style-name="Standard">
      <style:text-properties fo:font-weight="bold" officeooo:rsid="001f04bd" officeooo:paragraph-rsid="001f04bd" style:font-weight-asian="bold" style:font-weight-complex="bold"/>
    </style:style>
    <style:style style:name="P17" style:family="paragraph" style:parent-style-name="Standard">
      <style:text-properties fo:font-weight="bold" officeooo:rsid="002675fd" officeooo:paragraph-rsid="002675fd" style:font-weight-asian="bold" style:font-weight-complex="bold"/>
    </style:style>
    <style:style style:name="P18" style:family="paragraph" style:parent-style-name="Standard" style:list-style-name="L10">
      <style:text-properties fo:font-weight="normal" officeooo:paragraph-rsid="0023dc84" style:font-weight-asian="normal" style:font-weight-complex="normal"/>
    </style:style>
    <style:style style:name="P19" style:family="paragraph" style:parent-style-name="Standard" style:list-style-name="L10">
      <style:text-properties fo:font-weight="normal" officeooo:rsid="0023dc84" officeooo:paragraph-rsid="0023dc84" style:font-weight-asian="normal" style:font-weight-complex="normal"/>
    </style:style>
    <style:style style:name="P20" style:family="paragraph" style:parent-style-name="Standard" style:list-style-name="L10">
      <style:text-properties fo:font-weight="normal" officeooo:rsid="0025d4a7" officeooo:paragraph-rsid="0025d4a7" style:font-weight-asian="normal" style:font-weight-complex="normal"/>
    </style:style>
    <style:style style:name="P21" style:family="paragraph" style:parent-style-name="Standard" style:list-style-name="L10">
      <style:text-properties fo:font-weight="normal" officeooo:rsid="002675fd" officeooo:paragraph-rsid="002675fd" style:font-weight-asian="normal" style:font-weight-complex="normal"/>
    </style:style>
    <style:style style:name="P22" style:family="paragraph" style:parent-style-name="Standard" style:list-style-name="L10">
      <style:text-properties fo:font-weight="normal" officeooo:rsid="001d8a40" officeooo:paragraph-rsid="002675fd" style:font-weight-asian="normal" style:font-weight-complex="normal"/>
    </style:style>
    <style:style style:name="P23" style:family="paragraph" style:parent-style-name="Standard" style:list-style-name="L2">
      <style:text-properties officeooo:rsid="0029de9b" officeooo:paragraph-rsid="0029de9b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List_20_Paragraph" style:list-style-name="WWNum1"/>
    <style:style style:name="P26" style:family="paragraph" style:parent-style-name="List_20_Paragraph" style:list-style-name="WWNum3"/>
    <style:style style:name="P27" style:family="paragraph" style:parent-style-name="List_20_Paragraph" style:list-style-name="WWNum4"/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7369c"/>
    </style:style>
    <style:style style:name="T4" style:family="text">
      <style:text-properties officeooo:rsid="0018329d"/>
    </style:style>
    <style:style style:name="T5" style:family="text">
      <style:text-properties officeooo:rsid="001cd9bb"/>
    </style:style>
    <style:style style:name="T6" style:family="text">
      <style:text-properties officeooo:rsid="00206ef3"/>
    </style:style>
    <style:style style:name="T7" style:family="text">
      <style:text-properties officeooo:rsid="00208a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6ef3" style:font-weight-asian="bold" style:font-weight-complex="bold"/>
    </style:style>
    <style:style style:name="T10" style:family="text">
      <style:text-properties officeooo:rsid="0028287e"/>
    </style:style>
    <style:style style:name="T11" style:family="text">
      <style:text-properties officeooo:rsid="0029de9b"/>
    </style:style>
    <style:style style:name="T12" style:family="text">
      <style:text-properties officeooo:rsid="002b60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1. 2. Дизайн сайта. Нарисовать логотип.</text:p>
      <text:list xml:id="list4685930707075889450" text:style-name="WWNum1">
        <text:list-item>
          <text:p text:style-name="P25">Дизайн - доверия</text:p>
        </text:list-item>
        <text:list-item>
          <text:p text:style-name="P25">контактные данные</text:p>
        </text:list-item>
        <text:list-item>
          <text:p text:style-name="P25">телефоны, емейлы</text:p>
        </text:list-item>
        <text:list-item>
          <text:p text:style-name="P25">грамотной структуры</text:p>
        </text:list-item>
        <text:list-item>
          <text:p text:style-name="P25">онлайн консультант</text:p>
        </text:list-item>
        <text:list-item>
          <text:p text:style-name="P25">логотипы безопасности</text:p>
        </text:list-item>
        <text:list-item>
          <text:p text:style-name="P25">значки логотипов платежных систем</text:p>
        </text:list-item>
        <text:list-item>
          <text:p text:style-name="P25">подсказки!</text:p>
        </text:list-item>
        <text:list-item>
          <text:p text:style-name="P25">Нужно добавить возможность добавить видео, но на ютуб. <text:a xlink:type="simple" xlink:href="https://support.google.com/youtube/answer/57741?hl=ru">https://support.google.com/youtube/answer/57741?hl=ru</text:a> сделать примерно как в вк</text:p>
        </text:list-item>
        <text:list-item>
          <text:p text:style-name="P25">Слишком пестрых цветов не надо, только нежные, не раздражающие</text:p>
        </text:list-item>
        <text:list-item>
          <text:p text:style-name="P25">Главную картинку надо изменить, поменять цвета на более нежные, не раздражающие</text:p>
        </text:list-item>
        <text:list-item>
          <text:p text:style-name="P25">Поменять логотип, нарисовать там избушку на курьих ножках, стрелочки и маленький замок</text:p>
        </text:list-item>
      </text:list>
      <text:p text:style-name="Standard">3. Доменное имя.</text:p>
      <text:p text:style-name="Standard"><text:tab/>besthouseswap.ru</text:p>
      <text:p text:style-name="Standard">4. База данных.</text:p>
      <text:p text:style-name="Standard"><text:tab/>* Сделаю сам.</text:p>
      <text:p text:style-name="Standard">5. php-скрипты.</text:p>
      <text:p text:style-name="Standard"><text:tab/>* Сделаю сам.</text:p>
      <text:p text:style-name="Standard">6. купить хостинг и домен.</text:p>
      <text:p text:style-name="Standard"><text:tab/>Джино</text:p>
      <text:p text:style-name="Standard">7. регистрация на сайте.</text:p>
      <text:p text:style-name="Standard"><text:tab/>*разберусь и сделаю</text:p>
      <text:p text:style-name="Standard">8. прикрутить платежную систему.</text:p>
      <text:p text:style-name="Standard"><text:tab/>* Разбираюсь</text:p>
      <text:p text:style-name="Standard">9. на будущее, но сразу оптимизировать сайт под мобильную версию.</text:p>
      <text:p text:style-name="Standard">10. на будущее мобильное приложение.</text:p>
      <text:p text:style-name="Standard">11. sitemap.xml and robots.txt</text:p>
      <text:p text:style-name="Standard">sitemap будет обновляться раз в час, вполне достаточно.</text:p>
      <text:p text:style-name="Standard"><text:span text:style-name="T2">* <text:s/>должно обновляться при добавлении\редактировании объявления, при редактировании - если больше 20 раз редактируется в минуту не обновлять sitemap, хотя нет, слишком частое редактирование не покатит, раз в час можно формировать sitemap, а так если 50 пользователей начнут редактировать свои объявление и все они будут лезть к этому файлу, заключит сайт.</text:span></text:p>
      <text:p text:style-name="Standard">12. Поделится!</text:p>
      <text:list xml:id="list4703649571860872231" text:style-name="WWNum3">
        <text:list-item>
          <text:p text:style-name="P26">возможность распечатать объявление</text:p>
        </text:list-item>
        <text:list-item>
          <text:p text:style-name="P26">сохранить в формате пдф</text:p>
        </text:list-item>
        <text:list-item>
          <text:p text:style-name="P26">а может и ворд</text:p>
        </text:list-item>
        <text:list-item>
          <text:p text:style-name="P26"><text:soft-page-break/>а может и еще куда.</text:p>
        </text:list-item>
        <text:list-item>
          <text:p text:style-name="P26">поделится ВК</text:p>
        </text:list-item>
        <text:list-item>
          <text:p text:style-name="P26">поделится фейс бук</text:p>
        </text:list-item>
        <text:list-item>
          <text:p text:style-name="P26">поделится скайп и вибер</text:p>
        </text:list-item>
      </text:list>
      <text:p text:style-name="Standard"><text:span text:style-name="T1">13</text:span>. Функциоал для спикулянтов?</text:p>
      <text:p text:style-name="Standard">14. Премиум аккаунт.</text:p>
      <text:list xml:id="list2791974662685751091" text:style-name="WWNum4">
        <text:list-item>
          <text:p text:style-name="P27">Емайл оповещения если вдруг появится объявление подходящее клиенту.</text:p>
        </text:list-item>
        <text:list-item>
          <text:p text:style-name="P27">Вывод совпавших обьявлений в личном кабинете</text:p>
        </text:list-item>
        <text:list-item>
          <text:p text:style-name="P27">Выделение жирным шрифтом, более красивое оформление в списке обьявлении, вывод вверху всех.</text:p>
        </text:list-item>
      </text:list>
      <text:p text:style-name="Standard">15. карта гугл а может яндекс, вывод фото улицы, а может даже дома с карт гугл. Показ фото местных достопримичательностей из карт гугл. Может даже вывести инфу расстояния до школы, магазинов, больниц и т.п. с указанием маршрутов</text:p>
      <text:p text:style-name="Standard">Вывести информацию о погоде в этом городе по месяцам, гдето был сайт даже с видио, да можно просто видео с ютуба поискать этих городов.</text:p>
      <text:p text:style-name="Standard">Может еще численность населения вывести, количество театров, кинотеатров</text:p>
      <text:p text:style-name="Standard"/>
      <text:p text:style-name="Standard">16. Брать <text:bookmark text:name="_GoBack"/><text:span text:style-name="T12">объявления</text:span> с других сайтов?</text:p>
      <text:p text:style-name="Standard"/>
      <text:p text:style-name="P13">Форма.</text:p>
      <text:p text:style-name="P12">ЧТО ХОЧУ ОБМЕНЯТЬ:</text:p>
      <text:p text:style-name="P10"><text:span text:style-name="T3">Тип недвижимости:</text:span></text:p>
      <text:list xml:id="list1502487731576915990" text:style-name="L2">
        <text:list-header>
          <text:p text:style-name="P9"><text:span text:style-name="T4">Дом</text:span></text:p>
          <text:p text:style-name="P1">Квартира</text:p>
          <text:p text:style-name="P23">Земля</text:p>
          <text:p text:style-name="P23">Другое</text:p>
        </text:list-header>
      </text:list>
      <text:p text:style-name="P11"><text:span text:style-name="T7">Регион:</text:span></text:p>
      <text:list xml:id="list2923104711881797327" text:style-name="L3">
        <text:list-item>
          <text:p text:style-name="P2">Все регион<text:span text:style-name="T5">ы</text:span> России</text:p>
        </text:list-item>
      </text:list>
      <text:p text:style-name="P14">Город\Село\Поселок:</text:p>
      <text:list xml:id="list2813366019569400607" text:style-name="L4">
        <text:list-item>
          <text:p text:style-name="P3">Ввести текст</text:p>
        </text:list-item>
      </text:list>
      <text:p text:style-name="P14">Улица</text:p>
      <text:list xml:id="list6933527629311681313" text:style-name="L5">
        <text:list-item>
          <text:p text:style-name="P4">Ввести текст</text:p>
        </text:list-item>
      </text:list>
      <text:p text:style-name="P14">Индекс:</text:p>
      <text:list xml:id="list8724162108376321981" text:style-name="L6">
        <text:list-item>
          <text:p text:style-name="P5">Ввести 6 цифр</text:p>
        </text:list-item>
      </text:list>
      <text:p text:style-name="P15">Дополнительная информация:</text:p>
      <text:list xml:id="list2580970401945770665" text:style-name="L7">
        <text:list-item>
          <text:p text:style-name="P6"><text:soft-page-break/>Текст объемом до 1000 символов.</text:p>
        </text:list-item>
      </text:list>
      <text:p text:style-name="P16">Фото</text:p>
      <text:list xml:id="list6648497708869677478" text:style-name="L8">
        <text:list-item>
          <text:p text:style-name="P7">Возможность добавить 50 фоток.</text:p>
        </text:list-item>
      </text:list>
      <text:p text:style-name="P16">Видео</text:p>
      <text:list xml:id="list1928477466864032326" text:style-name="L9">
        <text:list-item>
          <text:p text:style-name="P8">Возможность добавить видео в виде ссылки на ютуб. Сколько штук?</text:p>
        </text:list-item>
      </text:list>
      <text:p text:style-name="P17">ЦЕНА</text:p>
      <text:p text:style-name="P12">НА ЧТО ХОЧУ ОБМЕНЯТЬ:</text:p>
      <text:list xml:id="list4076098525753436159" text:style-name="L10">
        <text:list-item>
          <text:p text:style-name="P19">Тип недвижимости</text:p>
        </text:list-item>
        <text:list-item>
          <text:p text:style-name="P18"><text:span text:style-name="T6">В каком регионе</text:span></text:p>
        </text:list-item>
        <text:list-item>
          <text:p text:style-name="P20">Город\Поселок\Село</text:p>
        </text:list-item>
        <text:list-item>
          <text:p text:style-name="P21">Индекс</text:p>
        </text:list-item>
        <text:list-item>
          <text:p text:style-name="P21">Улица?</text:p>
        </text:list-item>
        <text:list-item>
          <text:p text:style-name="P21">ЦЕНА</text:p>
        </text:list-item>
        <text:list-item>
          <text:p text:style-name="P22">Дополнительная информац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тон Лихачев</meta:initial-creator>
    <meta:editing-cycles>21</meta:editing-cycles>
    <meta:creation-date>2016-02-24T19:56:00</meta:creation-date>
    <dc:date>2016-02-28T15:20:49.432395706</dc:date>
    <meta:editing-duration>PT3H23M51S</meta:editing-duration>
    <meta:generator>LibreOffice/4.2.8.2$Linux_X86_64 LibreOffice_project/420m0$Build-2</meta:generator>
    <meta:document-statistic meta:table-count="0" meta:image-count="0" meta:object-count="0" meta:page-count="3" meta:paragraph-count="77" meta:word-count="420" meta:character-count="2660" meta:non-whitespace-character-count="2350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